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delle" svg:font-family="Adelle, 'Roboto Slab', 'DejaVu Serif', Georgia, 'Times New Roman', sans-serif"/>
    <style:font-face style:name="Courier" svg:font-family="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f14e32" fo:font-size="13.5pt" fo:font-weight="bold"/>
    </style:style>
    <style:style style:name="P2" style:family="paragraph" style:parent-style-name="Heading_20_2">
      <style:paragraph-properties fo:margin-left="0cm" fo:margin-right="0cm" fo:text-indent="0cm" style:auto-text-indent="false"/>
      <style:text-properties fo:font-variant="normal" fo:text-transform="none" fo:color="#f14e32" style:font-name="Adelle" fo:font-size="13.5pt" fo:letter-spacing="normal" fo:font-style="normal" fo:font-weight="normal"/>
    </style:style>
    <style:style style:name="P3"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Adelle" fo:font-size="13.5pt" fo:letter-spacing="normal" fo:font-style="normal" fo:font-weight="bold"/>
    </style:style>
    <style:style style:name="P4" style:family="paragraph" style:parent-style-name="List_20_Heading">
      <style:paragraph-properties fo:margin-left="0cm" fo:margin-right="0cm" fo:text-indent="0cm" style:auto-text-indent="false"/>
    </style:style>
    <style:style style:name="P5" style:family="paragraph" style:parent-style-name="List_20_Heading">
      <style:paragraph-properties fo:margin-left="0cm" fo:margin-right="0cm" fo:margin-top="0cm" fo:margin-bottom="0.499cm" loext:contextual-spacing="false" style:line-height-at-least="0.556cm" fo:orphans="2" fo:widows="2" fo:text-indent="0cm" style:auto-text-indent="false"/>
      <style:text-properties fo:font-variant="normal" fo:text-transform="none" fo:color="#4e443c" style:font-name="Courier" fo:font-size="10.5pt" fo:letter-spacing="normal" fo:font-style="normal" fo:font-weight="bold" style:font-weight-asian="normal" style:font-weight-complex="normal"/>
    </style:style>
    <style:style style:name="P6" style:family="paragraph" style:parent-style-name="List_20_Heading">
      <style:paragraph-properties fo:margin-left="0cm" fo:margin-right="0cm" fo:margin-top="0cm" fo:margin-bottom="0.499cm" loext:contextual-spacing="false" style:line-height-at-least="0.556cm" fo:orphans="2" fo:widows="2" fo:text-indent="0cm" style:auto-text-indent="false"/>
      <style:text-properties fo:font-variant="normal" fo:text-transform="none" fo:color="#4e443c" style:font-name="Courier" fo:font-size="10.5pt" fo:letter-spacing="normal" fo:font-style="normal" fo:font-weight="normal"/>
    </style:style>
    <style:style style:name="P7"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Adelle" fo:font-size="10.5pt" fo:letter-spacing="normal" fo:font-style="normal" fo:font-weight="normal"/>
    </style:style>
    <style:style style:name="P8" style:family="paragraph" style:parent-style-name="Text_20_body">
      <style:paragraph-properties fo:margin-left="0cm" fo:margin-right="0cm" fo:margin-top="0cm" fo:margin-bottom="0.291cm" loext:contextual-spacing="false" style:line-height-at-least="0.582cm" fo:orphans="2" fo:widows="0" fo:text-indent="0cm" style:auto-text-indent="false"/>
      <style:text-properties fo:font-variant="normal" fo:text-transform="none" fo:color="#4e443c" style:font-name="Adelle" fo:font-size="10.5pt" fo:letter-spacing="normal" fo:font-style="normal" fo:font-weight="normal"/>
    </style:style>
    <style:style style:name="P9" style:family="paragraph" style:parent-style-name="Text_20_body">
      <style:paragraph-properties fo:margin-left="0cm" fo:margin-right="0cm" fo:margin-top="0cm" fo:margin-bottom="0.291cm" loext:contextual-spacing="false" style:line-height-at-least="0.476cm" fo:text-indent="0cm" style:auto-text-indent="false"/>
    </style:style>
    <style:style style:name="P10"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11" style:family="paragraph" style:parent-style-name="Text_20_body">
      <style:paragraph-properties fo:margin-left="0cm" fo:margin-right="0cm" fo:margin-top="0cm" fo:margin-bottom="0.291cm" loext:contextual-spacing="false" style:line-height-at-least="0.582cm" fo:text-indent="0cm" style:auto-text-indent="false"/>
    </style:style>
    <style:style style:name="P12"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13" style:family="paragraph" style:parent-style-name="Text_20_body">
      <style:paragraph-properties fo:margin-left="0cm" fo:margin-right="0cm" fo:margin-top="0cm" fo:margin-bottom="0.291cm" loext:contextual-spacing="false" style:line-height-at-least="0.582cm" fo:text-indent="0cm" style:auto-text-indent="false"/>
      <style:text-properties fo:font-size="10.5pt"/>
    </style:style>
    <style:style style:name="P14" style:family="paragraph" style:parent-style-name="List_20_Heading">
      <style:paragraph-properties fo:margin-left="0cm" fo:margin-right="0cm" fo:margin-top="0cm" fo:margin-bottom="0.291cm" loext:contextual-spacing="false" style:line-height-at-least="0.582cm" fo:text-indent="0cm" style:auto-text-indent="false"/>
      <style:text-properties fo:font-variant="normal" fo:text-transform="none" fo:color="#4e443c" style:font-name="Courier" fo:font-size="10.5pt" fo:letter-spacing="normal" fo:font-style="normal" fo:font-weight="normal"/>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e443c" style:font-name="Adelle" fo:font-size="10.5pt" fo:letter-spacing="normal" fo:font-style="normal" fo:font-weight="normal"/>
    </style:style>
    <style:style style:name="P16" style:family="paragraph" style:parent-style-name="Text_20_body">
      <style:paragraph-properties fo:margin-left="0cm" fo:margin-right="0cm" fo:text-indent="0cm" style:auto-text-indent="false"/>
      <style:text-properties fo:font-variant="normal" fo:text-transform="none" fo:color="#4e443c" style:font-name="Adelle" fo:font-size="10.5pt" fo:letter-spacing="normal" fo:font-style="normal" fo:font-weight="normal"/>
    </style:style>
    <style:style style:name="P17" style:family="paragraph" style:parent-style-name="List_20_Contents">
      <style:paragraph-properties fo:margin-left="1.291cm" fo:margin-right="0cm" fo:margin-top="0cm" fo:margin-bottom="0.291cm" loext:contextual-spacing="false" style:line-height-at-least="0.476cm" fo:orphans="2" fo:widows="2" fo:text-indent="0cm" style:auto-text-indent="false"/>
    </style:style>
    <style:style style:name="P18" style:family="paragraph" style:parent-style-name="List_20_Contents">
      <style:paragraph-properties fo:margin-left="1.291cm" fo:margin-right="0cm" fo:margin-top="0cm" fo:margin-bottom="0.291cm" loext:contextual-spacing="false" style:line-height-at-least="0.476cm" fo:orphans="2" fo:widows="0" fo:text-indent="0cm" style:auto-text-indent="false"/>
    </style:style>
    <style:style style:name="P19" style:family="paragraph" style:parent-style-name="List_20_Contents">
      <style:paragraph-properties fo:margin-left="1.291cm" fo:margin-right="0cm" fo:margin-top="0cm" fo:margin-bottom="0.291cm" loext:contextual-spacing="false" style:line-height-at-least="0.582cm" fo:orphans="2" fo:widows="2" fo:text-indent="0cm" style:auto-text-indent="false"/>
      <style:text-properties fo:font-variant="normal" fo:text-transform="none" fo:color="#4e443c" style:font-name="Adelle" fo:font-size="10.5pt" fo:letter-spacing="normal" fo:font-style="normal" fo:font-weight="normal"/>
    </style:style>
    <style:style style:name="P20" style:family="paragraph" style:parent-style-name="List_20_Contents">
      <style:paragraph-properties fo:margin-left="1.291cm" fo:margin-right="0cm" fo:margin-top="0cm" fo:margin-bottom="0.291cm" loext:contextual-spacing="false" style:line-height-at-least="0.582cm" fo:orphans="2" fo:widows="0" fo:text-indent="0cm" style:auto-text-indent="false"/>
      <style:text-properties fo:font-variant="normal" fo:text-transform="none" fo:color="#4e443c" style:font-name="Adelle" fo:font-size="10.5pt" fo:letter-spacing="normal" fo:font-style="normal" fo:font-weight="normal"/>
    </style:style>
    <style:style style:name="P21" style:family="paragraph" style:parent-style-name="List_20_Heading">
      <style:paragraph-properties fo:margin-left="1.291cm" fo:margin-right="0cm" fo:margin-top="0cm" fo:margin-bottom="0.582cm" loext:contextual-spacing="false" style:line-height-at-least="0.556cm" fo:orphans="2" fo:widows="2" fo:text-indent="0cm" style:auto-text-indent="false"/>
      <style:text-properties fo:font-variant="normal" fo:text-transform="none" fo:color="#4e443c" style:font-name="Courier" fo:font-size="10.5pt" fo:letter-spacing="normal" fo:font-style="normal" fo:font-weight="bold"/>
    </style:style>
    <style:style style:name="P22" style:family="paragraph" style:parent-style-name="List_20_Heading">
      <style:paragraph-properties fo:margin-left="1.291cm" fo:margin-right="0cm" fo:margin-top="0cm" fo:margin-bottom="0.582cm" loext:contextual-spacing="false" style:line-height-at-least="0.556cm" fo:text-align="start" style:justify-single-word="false" fo:orphans="2" fo:widows="2" fo:text-indent="0cm" style:auto-text-indent="false"/>
      <style:text-properties fo:font-variant="normal" fo:text-transform="none" fo:color="#4e443c" style:font-name="Courier" fo:font-size="10.5pt" fo:letter-spacing="normal" fo:font-style="normal" fo:font-weight="bold"/>
    </style:style>
    <style:style style:name="P23" style:family="paragraph" style:parent-style-name="List_20_Heading">
      <style:paragraph-properties fo:margin-top="0cm" fo:margin-bottom="0.582cm" loext:contextual-spacing="false" style:line-height-at-least="0.556cm" fo:orphans="2" fo:widows="2"/>
      <style:text-properties fo:font-variant="normal" fo:text-transform="none" fo:color="#4e443c" style:font-name="Courier" fo:font-size="10.5pt" fo:letter-spacing="normal" fo:font-style="normal" fo:font-weight="bold"/>
    </style:style>
    <style:style style:name="P24" style:family="paragraph" style:parent-style-name="Preformatted_20_Text">
      <loext:graphic-properties draw:fill="solid" draw:fill-color="#e8e7dd" draw:opacity="100%"/>
      <style:paragraph-properties fo:margin-top="0cm" fo:margin-bottom="0.499cm" loext:contextual-spacing="false" style:line-height-at-least="0.476cm" fo:orphans="2" fo:widows="2" fo:background-color="#e8e7dd" fo:padding-left="0.049cm" fo:padding-right="0cm" fo:padding-top="0.049cm" fo:padding-bottom="0.049cm" fo:border-left="0.06pt solid #efeee6" fo:border-right="none" fo:border-top="0.06pt solid #efeee6" fo:border-bottom="0.06pt solid #efeee6"/>
      <style:text-properties fo:font-variant="normal" fo:text-transform="none" fo:color="#4e443c" fo:letter-spacing="normal"/>
    </style:style>
    <style:style style:name="P25" style:family="paragraph" style:parent-style-name="Preformatted_20_Text">
      <loext:graphic-properties draw:fill="solid" draw:fill-color="#ffffff" draw:opacity="100%"/>
      <style:paragraph-properties fo:margin-top="0cm" fo:margin-bottom="0.499cm" loext:contextual-spacing="false" style:line-height-at-least="0.476cm" fo:background-color="#ffffff" fo:padding-left="0.397cm" fo:padding-right="0cm" fo:padding-top="0.265cm" fo:padding-bottom="0.344cm" fo:border-left="0.06pt solid #efeee6" fo:border-right="none" fo:border-top="0.06pt solid #efeee6" fo:border-bottom="0.06pt solid #efeee6"/>
      <style:text-properties fo:color="#f14e32"/>
    </style:style>
    <style:style style:name="P26" style:family="paragraph" style:parent-style-name="Preformatted_20_Text">
      <loext:graphic-properties draw:fill="solid" draw:fill-color="#ffffff" draw:opacity="100%"/>
      <style:paragraph-properties fo:margin-top="0cm" fo:margin-bottom="0.499cm" loext:contextual-spacing="false" style:line-height-at-least="0.476cm" fo:background-color="#ffffff" fo:padding-left="0.397cm" fo:padding-right="0cm" fo:padding-top="0.265cm" fo:padding-bottom="0.344cm" fo:border-left="0.06pt solid #efeee6" fo:border-right="none" fo:border-top="0.06pt solid #efeee6" fo:border-bottom="0.06pt solid #efeee6"/>
      <style:text-properties fo:color="#f14e32" style:font-name="Courier"/>
    </style:style>
    <style:style style:name="P27" style:family="paragraph" style:parent-style-name="Preformatted_20_Text">
      <loext:graphic-properties draw:fill="solid" draw:fill-color="#e8e7dd" draw:opacity="100%"/>
      <style:paragraph-properties style:line-height-at-least="0.476cm" fo:orphans="2" fo:widows="2" fo:background-color="#e8e7dd" fo:padding-left="0.049cm" fo:padding-right="0cm" fo:padding-top="0.049cm" fo:padding-bottom="0.049cm" fo:border-left="0.06pt solid #efeee6" fo:border-right="none" fo:border-top="0.06pt solid #efeee6" fo:border-bottom="0.06pt solid #efeee6"/>
    </style:style>
    <style:style style:name="P28" style:family="paragraph" style:parent-style-name="Preformatted_20_Text">
      <loext:graphic-properties draw:fill="solid" draw:fill-color="#e8e7dd" draw:opacity="100%"/>
      <style:paragraph-properties style:line-height-at-least="0.476cm" fo:orphans="2" fo:widows="2" fo:background-color="#e8e7dd" fo:padding-left="0.049cm" fo:padding-right="0cm" fo:padding-top="0.049cm" fo:padding-bottom="0.049cm" fo:border-left="0.06pt solid #efeee6" fo:border-right="none" fo:border-top="0.06pt solid #efeee6" fo:border-bottom="0.06pt solid #efeee6"/>
      <style:text-properties fo:font-variant="normal" fo:text-transform="none" fo:color="#4e443c" fo:letter-spacing="normal"/>
    </style:style>
    <style:style style:name="P29" style:family="paragraph" style:parent-style-name="Preformatted_20_Text">
      <loext:graphic-properties draw:fill="solid" draw:fill-color="#ffffff" draw:opacity="100%"/>
      <style:paragraph-properties style:line-height-at-least="0.476cm" fo:background-color="#ffffff" fo:padding-left="0.397cm" fo:padding-right="0cm" fo:padding-top="0.265cm" fo:padding-bottom="0.344cm" fo:border-left="0.06pt solid #efeee6" fo:border-right="none" fo:border-top="0.06pt solid #efeee6" fo:border-bottom="0.06pt solid #efeee6"/>
      <style:text-properties fo:color="#f14e32"/>
    </style:style>
    <style:style style:name="P30" style:family="paragraph" style:parent-style-name="Preformatted_20_Text">
      <loext:graphic-properties draw:fill="solid" draw:fill-color="#ffffff" draw:opacity="100%"/>
      <style:paragraph-properties fo:margin-top="0cm" fo:margin-bottom="0.397cm" loext:contextual-spacing="false" style:line-height-at-least="0.476cm" fo:background-color="#ffffff" fo:padding-left="0.397cm" fo:padding-right="0cm" fo:padding-top="0.265cm" fo:padding-bottom="0.344cm" fo:border-left="0.06pt solid #efeee6" fo:border-right="none" fo:border-top="0.06pt solid #efeee6" fo:border-bottom="0.06pt solid #efeee6"/>
      <style:text-properties fo:color="#f14e32" style:font-name="Courier"/>
    </style:style>
    <style:style style:name="P31" style:family="paragraph" style:parent-style-name="Heading_20_2">
      <style:text-properties fo:font-variant="normal" fo:text-transform="none" fo:color="#f14e32" style:font-name="Adelle" fo:font-size="13.5pt" fo:letter-spacing="normal" fo:font-style="normal" fo:font-weight="bold"/>
    </style:style>
    <style:style style:name="P32" style:family="paragraph" style:parent-style-name="Heading_20_2">
      <style:text-properties fo:font-variant="normal" fo:text-transform="none" fo:color="#ff4000" style:font-name="Adelle" fo:font-size="22pt" fo:letter-spacing="normal" fo:font-style="normal" fo:font-weight="bold" officeooo:rsid="001480ce" officeooo:paragraph-rsid="001480ce" style:font-size-asian="22pt" style:font-size-complex="22pt"/>
    </style:style>
    <style:style style:name="P33"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Adelle" fo:font-size="13.5pt" fo:letter-spacing="normal" fo:font-style="normal" fo:font-weight="bold" officeooo:paragraph-rsid="001480ce"/>
    </style:style>
    <style:style style:name="P34" style:family="paragraph" style:parent-style-name="Text_20_body">
      <style:paragraph-properties fo:margin-left="0cm" fo:margin-right="0cm" fo:margin-top="0cm" fo:margin-bottom="0.291cm" loext:contextual-spacing="false" style:line-height-at-least="0.582cm" fo:text-indent="0cm" style:auto-text-indent="false"/>
      <style:text-properties fo:font-size="10.5pt"/>
    </style:style>
    <style:style style:name="P35"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Adelle" fo:font-size="10.5pt" fo:letter-spacing="normal" fo:font-style="normal" fo:font-weight="normal"/>
    </style:style>
    <style:style style:name="P36" style:family="paragraph" style:parent-style-name="Text_20_body" style:list-style-name="L1">
      <style:paragraph-properties fo:margin-left="0cm" fo:margin-right="0cm" fo:margin-top="0cm" fo:margin-bottom="0.291cm" loext:contextual-spacing="false" style:line-height-at-least="0.582cm" fo:orphans="2" fo:widows="2" fo:text-indent="0cm" style:auto-text-indent="false" fo:padding="0cm" fo:border="none"/>
      <style:text-properties fo:font-variant="normal" fo:text-transform="none" fo:color="#4e443c" style:font-name="Adelle" fo:font-size="10.5pt" fo:letter-spacing="normal" fo:font-style="normal" fo:font-weight="normal"/>
    </style:style>
    <style:style style:name="P37" style:family="paragraph" style:parent-style-name="Text_20_body">
      <style:text-properties fo:font-variant="normal" fo:text-transform="none" fo:color="#ff4000" style:font-name="Adelle" fo:font-size="13.5pt" fo:letter-spacing="normal" fo:font-style="normal" fo:font-weight="bold" officeooo:rsid="001480ce" officeooo:paragraph-rsid="001480ce"/>
    </style:style>
    <style:style style:name="P38" style:family="paragraph" style:parent-style-name="Text_20_body">
      <style:text-properties fo:font-variant="normal" fo:text-transform="none" fo:color="#ff4000" style:font-name="Adelle" fo:font-size="13.5pt" fo:letter-spacing="normal" fo:font-style="normal" fo:font-weight="bold" officeooo:paragraph-rsid="001480ce"/>
    </style:style>
    <style:style style:name="P39" style:family="paragraph" style:parent-style-name="Text_20_body">
      <style:text-properties fo:font-variant="normal" fo:text-transform="none" fo:color="#808080" style:font-name="Adelle" fo:font-size="13.5pt" fo:letter-spacing="normal" fo:font-style="normal" fo:font-weight="bold" officeooo:paragraph-rsid="001480ce"/>
    </style:style>
    <style:style style:name="T1" style:family="text">
      <style:text-properties style:font-name="Courier"/>
    </style:style>
    <style:style style:name="T2" style:family="text">
      <style:text-properties style:font-name="Courier" fo:font-size="10.5pt" fo:font-style="normal" fo:font-weight="normal"/>
    </style:style>
    <style:style style:name="T3" style:family="text">
      <style:text-properties fo:font-size="10.5pt"/>
    </style:style>
    <style:style style:name="T4" style:family="text">
      <style:text-properties fo:font-variant="normal" fo:text-transform="none" fo:color="#4e443c" style:font-name="Courier" fo:font-size="10.5pt" fo:font-style="normal" fo:font-weight="bold"/>
    </style:style>
    <style:style style:name="T5" style:family="text">
      <style:text-properties fo:font-variant="normal" fo:text-transform="none" fo:color="#4e443c" style:font-name="Courier" fo:font-size="10.5pt" fo:letter-spacing="normal" fo:font-style="normal" fo:font-weight="bold"/>
    </style:style>
    <style:style style:name="T6" style:family="text">
      <style:text-properties fo:font-variant="normal" fo:text-transform="none" fo:color="#4e443c" style:font-name="Courier" fo:font-size="10.5pt" fo:letter-spacing="normal" fo:font-style="normal" fo:font-weight="normal"/>
    </style:style>
    <style:style style:name="T7" style:family="text">
      <style:text-properties fo:font-variant="normal" fo:text-transform="none" fo:color="#4e443c" style:font-name="Adelle" fo:font-size="10.5pt" fo:letter-spacing="normal" fo:font-style="normal" fo:font-weight="normal"/>
    </style:style>
    <style:style style:name="T8" style:family="text">
      <style:text-properties fo:font-variant="normal" fo:text-transform="none" fo:color="#f14e32" style:font-name="Courier" fo:font-size="10.5pt" fo:letter-spacing="normal" fo:font-style="normal" fo:font-weight="normal" fo:background-color="#ffffff" loext:char-shading-value="0" loext:padding-left="0.132cm" loext:padding-right="0.132cm" loext:padding-top="0.049cm" loext:padding-bottom="0.049cm" loext:border="0.06pt solid #efeee6"/>
    </style:style>
    <style:style style:name="T9" style:family="text">
      <style:text-properties fo:color="#f14e32" style:font-name="Courier" fo:font-size="10.5pt" fo:background-color="#ffffff" loext:char-shading-value="0" loext:padding-left="0.132cm" loext:padding-right="0.132cm" loext:padding-top="0.049cm" loext:padding-bottom="0.049cm" loext:border="0.06pt solid #efeee6"/>
    </style:style>
    <style:style style:name="T10" style:family="text">
      <style:text-properties officeooo:rsid="001480ce"/>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2">Git Assignment Group 12</text:h>
      <text:p text:style-name="P37">Pallav Gupta</text:p>
      <text:p text:style-name="P38"><text:span text:style-name="T10">Emp id : 1721</text:span></text:p>
      <text:p text:style-name="P39">-------------------------------------------------------------------------------------</text:p>
      <text:h text:style-name="P31" text:outline-level="2"><text:bookmark text:name="_name"/>NAME</text:h>
      <text:p text:style-name="P7">git-add - Add file contents to the index</text:p>
      <text:h text:style-name="P33" text:outline-level="2"><text:bookmark text:name="_synopsis"/>SYNOPSIS</text:h>
      <text:p text:style-name="P27"><text:span text:style-name="Emphasis"><text:span text:style-name="T5">git add</text:span></text:span><text:span text:style-name="T6"> [--verbose | -v] [--dry-run | -n] [--force | -f] [--interactive | -i] [--patch | -p]</text:span></text:p>
      <text:p text:style-name="P28"><text:s text:c="10"/><text:span text:style-name="T2">[--edit | -e] [--[no-]all | --[no-]ignore-removal | [--update | -u]] [--sparse]</text:span></text:p>
      <text:p text:style-name="P28"><text:s text:c="10"/><text:span text:style-name="T2">[--intent-to-add | -N] [--refresh] [--ignore-errors] [--ignore-missing] [--renormalize]</text:span></text:p>
      <text:p text:style-name="P28"><text:s text:c="10"/><text:span text:style-name="T2">[--chmod=(+|-)x] [--pathspec-from-file=&lt;file&gt; [--pathspec-file-nul]]</text:span></text:p>
      <text:p text:style-name="P24"><text:s text:c="10"/><text:span text:style-name="T2">[--] [&lt;pathspec&gt;…​]</text:span></text:p>
      <text:h text:style-name="P3" text:outline-level="2"><text:bookmark text:name="_description"/>DESCRIPTION</text:h>
      <text:p text:style-name="P7">This command updates the index using the current content found in the working tree, to prepare the content staged for the next commit. It typically adds the current content of existing paths as a whole, but with some options it can also be used to add content with only part of the changes made to the working tree files applied, or remove paths that do not exist in the working tree anymore.</text:p>
      <text:p text:style-name="P10"><text:span text:style-name="T7">The "index" holds a snapshot of the content of the working tree, and it is this snapshot that is taken as the contents of the next commit. Thus after making any changes to the working tree, and before running the commit command, you must use the </text:span><text:span text:style-name="Source_20_Text"><text:span text:style-name="T8">add</text:span></text:span><text:span text:style-name="T7"> command to add any new or modified files to the index.</text:span></text:p>
      <text:p text:style-name="P10"><text:span text:style-name="T7">This command can be performed multiple times before a commit. It only adds the content of the specified file(s) at the time the add command is run; if you want subsequent changes included in the next commit, then you must run </text:span><text:span text:style-name="Source_20_Text"><text:span text:style-name="T8">git add</text:span></text:span><text:span text:style-name="T7"> again to add the new content to the index.</text:span></text:p>
      <text:p text:style-name="P10"><text:span text:style-name="T7">The </text:span><text:span text:style-name="Source_20_Text"><text:span text:style-name="T8">git status</text:span></text:span><text:span text:style-name="T7"> command can be used to obtain a summary of which files have changes that are staged for the next commit.</text:span></text:p>
      <text:p text:style-name="P10"><text:span text:style-name="T7">The </text:span><text:span text:style-name="Source_20_Text"><text:span text:style-name="T8">git add</text:span></text:span><text:span text:style-name="T7"> command will not add ignored files by default. If any ignored files were explicitly specified on the command line, </text:span><text:span text:style-name="Source_20_Text"><text:span text:style-name="T8">git add</text:span></text:span><text:span text:style-name="T7"> will fail with a list of ignored files. Ignored files reached by directory recursion or filename globbing performed by Git (quote your globs before the shell) will be silently ignored. The </text:span><text:span text:style-name="Emphasis"><text:span text:style-name="T5">git add</text:span></text:span><text:span text:style-name="T7"> command can be used to add ignored files with the </text:span><text:span text:style-name="Source_20_Text"><text:span text:style-name="T8">-f</text:span></text:span><text:span text:style-name="T7"> (force) option.</text:span></text:p>
      <text:p text:style-name="P8"><text:soft-page-break/><text:s/></text:p>
      <text:p text:style-name="P8"/>
      <text:h text:style-name="P3" text:outline-level="2"><text:bookmark text:name="_options"/>OPTIONS</text:h>
      <text:p text:style-name="P23"/>
      <text:p text:style-name="P17"><text:span text:style-name="T7">Files to add content from. Fileglobs (e.g. </text:span><text:span text:style-name="Source_20_Text"><text:span text:style-name="T8">*.c</text:span></text:span><text:span text:style-name="T7">) can be given to add all matching files. Also a leading directory name (e.g. </text:span><text:span text:style-name="Source_20_Text"><text:span text:style-name="T8">dir</text:span></text:span><text:span text:style-name="T7"> to add </text:span><text:span text:style-name="Source_20_Text"><text:span text:style-name="T8">dir/file1</text:span></text:span><text:span text:style-name="T7"> and </text:span><text:span text:style-name="Source_20_Text"><text:span text:style-name="T8">dir/file2</text:span></text:span><text:span text:style-name="T7">) can be given to update the index to match the current state of the directory as a whole (e.g. specifying </text:span><text:span text:style-name="Source_20_Text"><text:span text:style-name="T8">dir</text:span></text:span><text:span text:style-name="T7"> will record not just a file </text:span><text:span text:style-name="Source_20_Text"><text:span text:style-name="T8">dir/file1</text:span></text:span><text:span text:style-name="T7"> modified in the working tree, a file </text:span><text:span text:style-name="Source_20_Text"><text:span text:style-name="T8">dir/file2</text:span></text:span><text:span text:style-name="T7"> added to the working tree, but also a file </text:span><text:span text:style-name="Source_20_Text"><text:span text:style-name="T8">dir/file3</text:span></text:span><text:span text:style-name="T7"> removed from the working tree). Note that older versions of Git used to ignore removed files; use </text:span><text:span text:style-name="Source_20_Text"><text:span text:style-name="T8">--no-all</text:span></text:span><text:span text:style-name="T7"> option if you want to add modified or new files but ignore removed ones.</text:span></text:p>
      <text:p text:style-name="P20"/>
      <text:p text:style-name="P21"><text:bookmark text:name="Documentation/git-add.txt--n"/>-n</text:p>
      <text:p text:style-name="P23"><text:bookmark text:name="Documentation/git-add.txt---dry-run"/>--dry-run</text:p>
      <text:p text:style-name="P19">Don’t actually add the file(s), just show if they exist and/or will be ignored.</text:p>
      <text:p text:style-name="P21"><text:bookmark text:name="Documentation/git-add.txt--v"/>-v</text:p>
      <text:p text:style-name="P23"><text:bookmark text:name="Documentation/git-add.txt---verbose"/>--verbose</text:p>
      <text:p text:style-name="P19">Be verbose.</text:p>
      <text:p text:style-name="P21"><text:bookmark text:name="Documentation/git-add.txt--f"/>-f</text:p>
      <text:p text:style-name="P23"><text:bookmark text:name="Documentation/git-add.txt---force"/>--force</text:p>
      <text:p text:style-name="P19">Allow adding otherwise ignored files.</text:p>
      <text:p text:style-name="P22"><text:bookmark text:name="Documentation/git-add.txt---sparse"/>--sparse</text:p>
      <text:p text:style-name="P18"><text:span text:style-name="T7">Allow updating index entries outside of the sparse-checkout cone. Normally, </text:span><text:span text:style-name="Source_20_Text"><text:span text:style-name="T8">git add</text:span></text:span><text:span text:style-name="T7"> refuses to update index entries whose paths do not fit within the sparse-checkout cone, since those files might be removed from the working tree without warning. </text:span></text:p>
      <text:p text:style-name="Standard"/>
      <text:h text:style-name="P1" text:outline-level="2"><text:soft-page-break/></text:h>
      <text:h text:style-name="P1" text:outline-level="2"/>
      <text:h text:style-name="P1" text:outline-level="2"/>
      <text:h text:style-name="P1" text:outline-level="2"><text:bookmark text:name="_interactive_mode"/>INTERACTIVE MODE</text:h>
      <text:p text:style-name="P12"><text:span text:style-name="T7">When the command enters the interactive mode, it shows the output of the </text:span><text:span text:style-name="Emphasis"><text:span text:style-name="T5">status</text:span></text:span><text:span text:style-name="T7"> subcommand, and then goes into its interactive command loop.</text:span></text:p>
      <text:p text:style-name="P15"/>
      <text:p text:style-name="P5"><text:bookmark text:name="Documentation/git-add.txt-status"/>status</text:p>
      <text:p text:style-name="P9"><text:span text:style-name="T3">This shows the change between HEAD and index (i.e. what will be committed if you say </text:span><text:span text:style-name="Source_20_Text"><text:span text:style-name="T9">git commit</text:span></text:span><text:span text:style-name="T3">), and between index and working tree files (i.e. what you could stage further before </text:span><text:span text:style-name="Source_20_Text"><text:span text:style-name="T9">git commit</text:span></text:span><text:span text:style-name="T3"> using </text:span><text:span text:style-name="Source_20_Text"><text:span text:style-name="T9">git add</text:span></text:span><text:span text:style-name="T3">) for each path. A sample output looks like this:</text:span></text:p>
      <text:p text:style-name="P29"><text:s text:c="14"/><text:span text:style-name="T1">staged <text:s text:c="4"/>unstaged path</text:span></text:p>
      <text:p text:style-name="P29"><text:s text:c="5"/><text:span text:style-name="T1">1: <text:s text:c="6"/>binary <text:s text:c="5"/>nothing foo.png</text:span></text:p>
      <text:p text:style-name="P25"><text:s text:c="5"/><text:span text:style-name="T1">2: <text:s text:c="4"/>+403/-35 <text:s text:c="7"/>+1/-1 git-add--interactive.perl</text:span></text:p>
      <text:p text:style-name="P11"><text:span text:style-name="T3">It shows that foo.png has differences from HEAD (but that is binary so line count cannot be shown) and there is no difference between indexed copy and the working tree version (if the working tree version were also different, </text:span><text:span text:style-name="Emphasis"><text:span text:style-name="T4">binary</text:span></text:span><text:span text:style-name="T3"> would have been shown in place of </text:span><text:span text:style-name="Emphasis"><text:span text:style-name="T4">nothing</text:span></text:span><text:span text:style-name="T3">). The other file, git-add--interactive.perl, has 403 lines added and 35 lines deleted if you commit what is in the index, but working tree file has further modifications (one addition and one deletion).</text:span></text:p>
      <text:p text:style-name="P14"><text:bookmark text:name="Documentation/git-add.txt-update1"/>update</text:p>
      <text:p text:style-name="P11"><text:span text:style-name="T3">This shows the status information and issues an "Update&gt;&gt;" prompt. When the prompt ends with double </text:span><text:span text:style-name="Emphasis"><text:span text:style-name="T4">&gt;&gt;</text:span></text:span><text:span text:style-name="T3">, you can make more than one selection, concatenated with whitespace or comma. Also you can say ranges. E.g. "2-5 7,9" to choose 2,3,4,5,7,9 from the list. If the second number in a range is omitted, all remaining patches are taken. E.g. "7-" to choose 7,8,9 from the list. You can say </text:span><text:span text:style-name="Emphasis"><text:span text:style-name="T4">*</text:span></text:span><text:span text:style-name="T3"> to choose everything.</text:span></text:p>
      <text:p text:style-name="P11"><text:span text:style-name="T3">What you chose are then highlighted with </text:span><text:span text:style-name="Emphasis"><text:span text:style-name="T4">*</text:span></text:span><text:span text:style-name="T3">, like this:</text:span></text:p>
      <text:p text:style-name="P29"><text:s text:c="11"/><text:span text:style-name="T1">staged <text:s text:c="4"/>unstaged path</text:span></text:p>
      <text:p text:style-name="P29"><text:s text:c="2"/><text:span text:style-name="T1">1: <text:s text:c="6"/>binary <text:s text:c="5"/>nothing foo.png</text:span></text:p>
      <text:p text:style-name="P26">* 2: <text:s text:c="4"/>+403/-35 <text:s text:c="7"/>+1/-1 git-add--interactive.perl</text:p>
      <text:p text:style-name="P9"><text:span text:style-name="T3">To remove selection, prefix the input with </text:span><text:span text:style-name="Source_20_Text"><text:span text:style-name="T9">-</text:span></text:span><text:span text:style-name="T3"> like this:</text:span></text:p>
      <text:p text:style-name="P26">Update&gt;&gt; -2</text:p>
      <text:p text:style-name="P13">After making the selection, answer with an empty line to stage the contents of working tree files for selected paths in the index.</text:p>
      <text:p text:style-name="P6"><text:bookmark text:name="Documentation/git-add.txt-revert"/><text:soft-page-break/>revert</text:p>
      <text:p text:style-name="P11"><text:span text:style-name="T3">This has a very similar UI to </text:span><text:span text:style-name="Emphasis"><text:span text:style-name="T4">update</text:span></text:span><text:span text:style-name="T3">, and the staged information for selected paths are reverted to that of the HEAD version. Reverting new paths makes them untracked.</text:span></text:p>
      <text:p text:style-name="P6"><text:bookmark text:name="Documentation/git-add.txt-adduntracked"/>add untracked</text:p>
      <text:p text:style-name="P11"><text:span text:style-name="T3">This has a very similar UI to </text:span><text:span text:style-name="Emphasis"><text:span text:style-name="T4">update</text:span></text:span><text:span text:style-name="T3"> and </text:span><text:span text:style-name="Emphasis"><text:span text:style-name="T4">revert</text:span></text:span><text:span text:style-name="T3">, and lets you add untracked paths to the index.</text:span></text:p>
      <text:p text:style-name="P6"><text:bookmark text:name="Documentation/git-add.txt-patch"/>patch</text:p>
      <text:p text:style-name="P11"><text:span text:style-name="T3">This lets you choose one path out of a </text:span><text:span text:style-name="Emphasis"><text:span text:style-name="T4">status</text:span></text:span><text:span text:style-name="T3"> like selection. After choosing the path, it presents the diff between the index and the working tree file and asks you if you want to stage the change of each hunk. You can select one of the following options and type return:</text:span></text:p>
      <text:p text:style-name="P30">y - stage this hunk</text:p>
      <text:p text:style-name="P30">n - do not stage this hunk</text:p>
      <text:p text:style-name="P30">q - quit; do not stage this hunk or any of the remaining ones</text:p>
      <text:p text:style-name="P30">a - stage this hunk and all later hunks in the file</text:p>
      <text:p text:style-name="P30">d - do not stage this hunk or any of the later hunks in the file</text:p>
      <text:p text:style-name="P30">g - select a hunk to go to</text:p>
      <text:p text:style-name="P30">/ - search for a hunk matching the given regex</text:p>
      <text:p text:style-name="P30">j - leave this hunk undecided, see next undecided hunk</text:p>
      <text:p text:style-name="P30">J - leave this hunk undecided, see next hunk</text:p>
      <text:p text:style-name="P30">k - leave this hunk undecided, see previous undecided hunk</text:p>
      <text:p text:style-name="P30">K - leave this hunk undecided, see previous hunk</text:p>
      <text:p text:style-name="P30">s - split the current hunk into smaller hunks</text:p>
      <text:p text:style-name="P30">e - manually edit the current hunk</text:p>
      <text:p text:style-name="P30">? - print help</text:p>
      <text:p text:style-name="P13">After deciding the fate for all hunks, if there is any hunk that was chosen, the index is updated with the selected hunks.</text:p>
      <text:p text:style-name="P9"><text:span text:style-name="T3">You can omit having to type return here, by setting the configuration variable </text:span><text:span text:style-name="Source_20_Text"><text:span text:style-name="T9">interactive.singleKey</text:span></text:span><text:span text:style-name="T3"> to </text:span><text:span text:style-name="Source_20_Text"><text:span text:style-name="T9">true</text:span></text:span><text:span text:style-name="T3">.</text:span></text:p>
      <text:p text:style-name="P6"><text:bookmark text:name="Documentation/git-add.txt-diff"/>diff</text:p>
      <text:p text:style-name="P13">This lets you review what will be committed (i.e. between HEAD and index).</text:p>
      <text:p text:style-name="P13"/>
      <text:p text:style-name="P4"><text:soft-page-break/></text:p>
      <text:h text:style-name="P2" text:outline-level="2"><text:bookmark text:name="_editing_patches"/>EDITING PATCHES</text:h>
      <text:p text:style-name="P10"><text:span text:style-name="T7">Invoking </text:span><text:span text:style-name="Source_20_Text"><text:span text:style-name="T8">git add -e</text:span></text:span><text:span text:style-name="T7"> or selecting </text:span><text:span text:style-name="Source_20_Text"><text:span text:style-name="T8">e</text:span></text:span><text:span text:style-name="T7"> from the interactive hunk selector will open a patch in your editor; after the editor exits, the result is applied to the index. You are free to make arbitrary changes to the patch, but note that some changes may have confusing results, or even result in a patch that cannot be applied. If you want to abort the operation entirely (i.e., stage nothing new in the index), simply delete all lines of the patch. The list below describes some common things you may see in a patch, and which editing operations make sense on them.</text:span></text:p>
      <text:p text:style-name="P23"><text:bookmark text:name="Documentation/git-add.txt-addedcontent"/>added content</text:p>
      <text:p text:style-name="P19">Added content is represented by lines beginning with "+". You can prevent staging any addition lines by deleting them.</text:p>
      <text:p text:style-name="P19"/>
      <text:p text:style-name="P16">There are also several operations which should be avoided entirely, as they will make the patch impossible to apply:</text:p>
      <text:list xml:id="list2624759856" text:style-name="L1">
        <text:list-item>
          <text:p text:style-name="P36">adding context (" ") or removal ("-") lines</text:p>
        </text:list-item>
        <text:list-item>
          <text:p text:style-name="P36">deleting context or removal lines</text:p>
        </text:list-item>
        <text:list-item>
          <text:p text:style-name="P36">modifying the contents of context or removal lines</text:p>
        </text:list-item>
      </text:list>
      <text:p text:style-name="P4"><text:bookmark text:name="Documentation/git-add.txt-update"/><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delle" svg:font-family="Adelle, 'Roboto Slab', 'DejaVu Serif', Georgia, 'Times New Roman', sans-serif"/>
    <style:font-face style:name="Courier" svg:font-family="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4T22:43:47.361671804</meta:creation-date>
    <dc:date>2021-12-15T20:09:46.783556655</dc:date>
    <meta:editing-duration>PT2H9M55S</meta:editing-duration>
    <meta:editing-cycles>4</meta:editing-cycles>
    <meta:generator>LibreOffice/6.4.7.2$Linux_X86_64 LibreOffice_project/40$Build-2</meta:generator>
    <meta:document-statistic meta:table-count="0" meta:image-count="0" meta:object-count="0" meta:page-count="5" meta:paragraph-count="82" meta:word-count="1285" meta:character-count="7313" meta:non-whitespace-character-count="6004"/>
  </office:meta>
</office:document-meta>
</file>